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P8" style:family="paragraph" style:parent-style-name="Normal">
      <style:paragraph-properties fo:margin-top="0.423cm"/>
    </style:style>
    <style:style style:name="T8_1" style:family="text"/>
    <style:style style:name="P9" style:family="paragraph" style:parent-style-name="Normal">
      <style:paragraph-properties fo:margin-top="0.423cm"/>
    </style:style>
    <style:style style:name="T9_1" style:family="text"/>
    <style:style style:name="P10" style:family="paragraph" style:parent-style-name="Normal">
      <style:paragraph-properties fo:margin-top="0.423cm"/>
    </style:style>
    <style:style style:name="T10_1" style:family="text"/>
    <style:style style:name="T10_2" style:family="text">
      <style:text-properties fo:font-style="italic" style:font-style-asian="italic" style:font-style-complex="italic" fo:language="none" fo:language-asian="none" fo:language-complex="none"/>
    </style:style>
    <style:style style:name="T10_3" style:family="text"/>
    <style:style style:name="P11" style:family="paragraph" style:parent-style-name="Heading_20_2">
      <style:paragraph-properties fo:margin-top="0.527cm" fo:margin-bottom="0.527cm"/>
    </style:style>
    <style:style style:name="T11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2" style:family="paragraph" style:parent-style-name="Normal">
      <style:paragraph-properties fo:margin-top="0.423cm"/>
    </style:style>
    <style:style style:name="T12_1" style:family="text"/>
    <style:style style:name="P13" style:family="paragraph" style:parent-style-name="Normal">
      <style:paragraph-properties fo:margin-top="0.423cm"/>
    </style:style>
    <style:style style:name="T13_1" style:family="text"/>
    <style:style style:name="P14" style:family="paragraph" style:parent-style-name="Normal">
      <style:paragraph-properties fo:margin-top="0.423cm"/>
    </style:style>
    <style:style style:name="T14_1" style:family="text"/>
    <style:style style:name="P15" style:family="paragraph" style:parent-style-name="Normal">
      <style:paragraph-properties fo:margin-top="0.423cm"/>
    </style:style>
    <style:style style:name="T15_1" style:family="text">
      <style:text-properties fo:font-style="italic" style:font-style-asian="italic" style:font-style-complex="italic" fo:language="none" fo:language-asian="none" fo:language-complex="none" fo:font-weight="bold" style:font-weight-asian="bold" style:font-weight-complex="bold"/>
    </style:style>
    <style:style style:name="P16" style:family="paragraph" style:parent-style-name="Normal">
      <style:paragraph-properties fo:margin-top="0.423cm"/>
    </style:style>
    <style:style style:name="T16_1" style:family="text"/>
    <style:style style:name="P17" style:family="paragraph" style:parent-style-name="Normal">
      <style:paragraph-properties fo:margin-top="0.423cm"/>
    </style:style>
    <style:style style:name="T17_1" style:family="text"/>
    <style:style style:name="T17_2" style:family="text">
      <style:text-properties fo:font-style="italic" style:font-style-asian="italic" style:font-style-complex="italic" fo:language="none" fo:language-asian="none" fo:language-complex="none"/>
    </style:style>
    <style:style style:name="T17_3" style:family="text"/>
    <style:style style:name="P18" style:family="paragraph" style:parent-style-name="Heading_20_2">
      <style:paragraph-properties fo:margin-top="0.527cm" fo:margin-bottom="0.527cm"/>
    </style:style>
    <style:style style:name="T18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9" style:family="paragraph" style:parent-style-name="Normal">
      <style:paragraph-properties fo:margin-top="0.423cm"/>
    </style:style>
    <style:style style:name="T19_1" style:family="text"/>
    <style:style style:name="T19_2" style:family="text">
      <style:text-properties fo:font-style="italic" style:font-style-asian="italic" style:font-style-complex="italic" fo:language="none" fo:language-asian="none" fo:language-complex="none"/>
    </style:style>
    <style:style style:name="T19_3" style:family="text"/>
    <style:style style:name="T19_4" style:family="text">
      <style:text-properties fo:font-style="italic" style:font-style-asian="italic" style:font-style-complex="italic" fo:language="none" fo:language-asian="none" fo:language-complex="none"/>
    </style:style>
    <style:style style:name="T19_5" style:family="text"/>
    <style:style style:name="P20" style:family="paragraph" style:parent-style-name="Normal">
      <style:paragraph-properties fo:margin-top="0.423cm" fo:margin-bottom="0.423cm"/>
    </style:style>
    <style:style style:name="T20_1" style:family="text"/>
  </office:automatic-styles>
  <office:body>
    <office:text>
      <text:h text:style-name="P1" text:outline-level="1"><text:span text:style-name="T1_1">Bitcoin<text:s/>as<text:s/>"Digital<text:s/>Gold"<text:s/>is<text:s/>Bad<text:s/>for<text:s/>Crypto<text:s/>Adoption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7-11-15<text:s/>23:40:28</text:span></text:p>
          </table:table-cell>
        </table:table-row>
      </table:table>
      <text:h text:style-name="P6" text:outline-level="2"><text:span text:style-name="T6_1">"Digital<text:s/>Gold"<text:s/>vs.<text:s/>"Digital<text:s/>Cash"</text:span></text:h>
      <text:p text:style-name="P7"><text:span text:style-name="T7_1">The<text:s/>core<text:s/>Bitcoin<text:s/>network<text:s/>has<text:s/>a<text:s/>scaling<text:s/>problem,<text:s/>and<text:s/>has<text:s/>had<text:s/>this<text:s/>problem<text:s/>for<text:s/>a<text:s/>while<text:s/>now.<text:s/>As<text:s/>more<text:s/>and<text:s/>more<text:s/>transactions<text:s/>try<text:s/>to<text:s/>fit<text:s/>in<text:s/>Bitcoin's<text:s/>1MB<text:s/>blocks<text:s/>(once<text:s/>every<text:s/>10<text:s/>minutes),<text:s/>network<text:s/>fees<text:s/>have<text:s/>skyrocketed<text:s/>to<text:s/>$5-10<text:s/>dollars,<text:s/>and<text:s/>that's<text:s/>even<text:s/>a<text:s/>little<text:s/>low<text:s/>if<text:s/>you<text:s/>want<text:s/>your<text:s/>transaction<text:s/>confirmed<text:s/>within<text:s/>an<text:s/>hour<text:s/>or<text:s/>so.</text:span></text:p>
      <text:p text:style-name="P8"><text:span text:style-name="T8_1">One<text:s/>response<text:s/>to<text:s/>this<text:s/>problem,<text:s/>especially<text:s/>from<text:s/>supporters<text:s/>of<text:s/>the<text:s/>Bitcoin<text:s/>Core<text:s/>roadmap,<text:s/>is<text:s/>to<text:s/>ignore<text:s/>the<text:s/>problem<text:s/>to<text:s/>some<text:s/>extent.<text:s/>As<text:s/>Bitcoin<text:s/>has<text:s/>seen<text:s/>more<text:s/>attention<text:s/>over<text:s/>the<text:s/>last<text:s/>few<text:s/>years,<text:s/>the<text:s/>price<text:s/>has<text:s/>risen<text:s/>dramatically.<text:s/>As<text:s/>a<text:s/>result,<text:s/>many<text:s/>are<text:s/>now<text:s/>claiming<text:s/>that<text:s/>Bitcoin<text:s/>is<text:s/>not<text:s/>meant<text:s/>to<text:s/>be<text:s/>a<text:s/>"means<text:s/>of<text:s/>exchange"<text:s/>or<text:s/>a<text:s/>form<text:s/>of<text:s/>"digital<text:s/>cash"<text:s/>for<text:s/>day<text:s/>to<text:s/>day<text:s/>transactions.<text:s/>Rather,<text:s/>their<text:s/>viewpoint<text:s/>is<text:s/>that<text:s/>Bitcoin<text:s/>should<text:s/>be<text:s/>seen<text:s/>as<text:s/>a<text:s/>"store<text:s/>of<text:s/>value"<text:s/>or<text:s/>"digital<text:s/>gold".</text:span></text:p>
      <text:p text:style-name="P9"><text:span text:style-name="T9_1">To<text:s/>be<text:s/>clear<text:s/>about<text:s/>my<text:s/>biases<text:s/>in<text:s/>this<text:s/>space<text:s/>-<text:s/>I<text:s/>think<text:s/>cryptocurrencies<text:s/>are<text:s/>at<text:s/>their<text:s/>most<text:s/>interesting<text:s/>and<text:s/>valuable<text:s/>as<text:s/>a<text:s/>means<text:s/>of<text:s/>exchange;<text:s/>a<text:s/>way<text:s/>to<text:s/>do<text:s/>truly<text:s/>global,<text:s/>peer-to-peer,<text:s/>decentralized<text:s/>cash.<text:s/>I<text:s/>do<text:s/>not<text:s/>care<text:s/>at<text:s/>all<text:s/>for<text:s/>the<text:s/>risky<text:s/>speculative<text:s/>investing<text:s/>that<text:s/>goes<text:s/>on<text:s/>in<text:s/>the<text:s/>crypto<text:s/>space;<text:s/>I<text:s/>believe<text:s/>these<text:s/>currencies<text:s/>should<text:s/>be<text:s/>used<text:s/>or<text:s/>held<text:s/>in<text:s/>small<text:s/>amounts,<text:s/>allowing<text:s/>one<text:s/>to<text:s/>learn<text:s/>more<text:s/>about<text:s/>this<text:s/>fascinating<text:s/>technology<text:s/>and<text:s/>spread<text:s/>adoption.</text:span></text:p>
      <text:p text:style-name="P10"><text:span text:style-name="T10_1">With<text:s/>that<text:s/>said,<text:s/>I<text:s/>don't<text:s/>have<text:s/>a<text:s/>problem<text:s/>with<text:s/>a<text:s/>digital<text:s/>currency<text:s/>being<text:s/>used<text:s/>as<text:s/>a<text:s/>long<text:s/>term<text:s/>store<text:s/>of<text:s/>value<text:s/>like<text:s/>a<text:s/>"digital<text:s/>gold".<text:s/>There<text:s/>is<text:s/>plenty<text:s/>of<text:s/>room<text:s/>in<text:s/>the<text:s/>crypto<text:s/>space<text:s/>for<text:s/>currencies<text:s/>that<text:s/>solve<text:s/>different<text:s/>problems<text:s/>in<text:s/>different<text:s/>ways.<text:s/>I<text:s/>do,<text:s/>however,<text:s/>think<text:s/>there<text:s/>is<text:s/>a<text:s/>big<text:s/>problem<text:s/>with<text:s/></text:span><text:span text:style-name="T10_2">Bitcoin</text:span><text:span text:style-name="T10_3"><text:s/>being<text:s/>the<text:s/>currency<text:s/>of<text:s/>choice<text:s/>for<text:s/>that<text:s/>use<text:s/>case.</text:span></text:p>
      <text:h text:style-name="P11" text:outline-level="2"><text:span text:style-name="T11_1">The<text:s/>Bitcoin<text:s/>Brand,<text:s/>and<text:s/>the<text:s/>problem<text:s/>with<text:s/>Bitcoin<text:s/>as<text:s/>"Digital<text:s/>Gold"</text:span></text:h>
      <text:p text:style-name="P12"><text:span text:style-name="T12_1">Let's<text:s/>be<text:s/>honest,<text:s/>fellow<text:s/>crypto<text:s/>nerds.<text:s/>How<text:s/>many<text:s/>people<text:s/>in<text:s/>your<text:s/>daily<text:s/>life<text:s/>have<text:s/>actually<text:s/>heard<text:s/>of<text:s/>Bitcoin?<text:s/>And<text:s/>how<text:s/>many<text:s/>of<text:s/>them<text:s/>actually<text:s/>understand<text:s/>it,<text:s/>at<text:s/>least<text:s/>at<text:s/>a<text:s/>high<text:s/>level?<text:s/>How<text:s/>many<text:s/>people<text:s/>actually<text:s/>own<text:s/>some<text:s/>and<text:s/>use<text:s/>it?<text:s/>If<text:s/>you've<text:s/>got<text:s/>the<text:s/>same<text:s/>variety<text:s/>of<text:s/>people<text:s/>in<text:s/>your<text:s/>life<text:s/>as<text:s/>I<text:s/>do,<text:s/>the<text:s/>percentage<text:s/>isn't<text:s/>that<text:s/>high.</text:span></text:p>
      <text:p text:style-name="P13"><text:span text:style-name="T13_1">Now<text:s/>how<text:s/>many<text:s/>of<text:s/>that<text:s/>small<text:s/>subset<text:s/>of<text:s/>Bitcoin-aware<text:s/>people<text:s/>in<text:s/>your<text:s/>life<text:s/>know<text:s/>about<text:s/>Bitcoin<text:s/>Cash?<text:s/>Ethereum?<text:s/>Litecoin,<text:s/>Vertcoin,<text:s/>Monero,<text:s/>Dash?<text:s/>It's<text:s/>an<text:s/>even<text:s/>smaller<text:s/>percentage,<text:s/>surely.<text:s/>Even<text:s/>if<text:s/>they've<text:s/>heard<text:s/>of<text:s/>them,<text:s/>do<text:s/>they<text:s/>understand<text:s/>how<text:s/>these<text:s/>alternatives<text:s/>to<text:s/>Bitcoin<text:s/>solve<text:s/>different<text:s/>problems?<text:s/>We're<text:s/>down<text:s/>to<text:s/>a<text:s/>sliver<text:s/>of<text:s/>people<text:s/>that<text:s/>understand<text:s/>and<text:s/>adopt<text:s/>these<text:s/>different<text:s/>currencies<text:s/>beyond<text:s/>Bitcoin.</text:span></text:p>
      <text:p text:style-name="P14"><text:span text:style-name="T14_1">Herein<text:s/>lies<text:s/>the<text:s/>crux<text:s/>of<text:s/>the<text:s/>problem:</text:span></text:p>
      <text:p text:style-name="P15"><text:span text:style-name="T15_1">Bitcoin<text:s/>is<text:s/>the<text:s/>defacto<text:s/>cryptocurrency.<text:s/>It<text:s/>is<text:s/>the<text:s/>face<text:s/>of<text:s/>digital<text:s/>money,<text:s/>the<text:s/>storefront,<text:s/>the<text:s/>brand,<text:s/>however<text:s/>you<text:s/>want<text:s/>to<text:s/>refer<text:s/>to<text:s/>it.</text:span></text:p>
      <text:p text:style-name="P16"><text:span text:style-name="T16_1">Whether<text:s/>anyone<text:s/>likes<text:s/>it<text:s/>or<text:s/>not,<text:s/>Bitcoin<text:s/>is<text:s/>what<text:s/>most<text:s/>people<text:s/>hear<text:s/>about<text:s/>first<text:s/>when<text:s/>they<text:s/>hear<text:s/>about<text:s/>cryptocurrencies.<text:s/>And<text:s/>with<text:s/>a<text:s/>now<text:s/>large<text:s/>chunk<text:s/>of<text:s/>the<text:s/>Bitcoin<text:s/>community<text:s/>marketing<text:s/>this<text:s/>as<text:s/>"digital<text:s/>gold",<text:s/>we<text:s/>have<text:s/>the<text:s/>potential<text:s/>to<text:s/>miss<text:s/>out<text:s/>on<text:s/>opportunities<text:s/>for<text:s/>widespread<text:s/>adoption<text:s/>in<text:s/>the<text:s/>coming<text:s/>years.</text:span></text:p>
      <text:p text:style-name="P17"><text:span text:style-name="T17_1">More<text:s/>and<text:s/>more<text:s/>businesses<text:s/>are<text:s/>going<text:s/>to<text:s/>become<text:s/>interested<text:s/>in<text:s/>adopting<text:s/>cryptocurrencies<text:s/>as<text:s/>a<text:s/>form<text:s/>of<text:s/>payment,<text:s/>they're<text:s/>going<text:s/>to<text:s/>want<text:s/>to<text:s/>start<text:s/>with<text:s/>Bitcoin.<text:s/>It<text:s/>is<text:s/>the<text:s/>biggest<text:s/>after<text:s/>all,<text:s/>and<text:s/>the<text:s/>original<text:s/>value<text:s/>proposition<text:s/>we<text:s/>still<text:s/>see<text:s/>on<text:s/>bitcoin.org<text:s/>is<text:s/>"fast<text:s/>peer-to-peer<text:s/>transactions"<text:s/>and<text:s/>"low<text:s/>processing<text:s/>fees".<text:s/>The<text:s/>reality<text:s/>is<text:s/>far<text:s/>from<text:s/>that,<text:s/>however.<text:s/>When<text:s/>the<text:s/>coffee<text:s/>shop<text:s/>owner<text:s/>realizes<text:s/>his<text:s/>or<text:s/>her<text:s/>customer<text:s/>will<text:s/>have<text:s/>to<text:s/>pay<text:s/>$10<text:s/>to<text:s/>buy<text:s/>a<text:s/>$3<text:s/>coffee,<text:s/>they're<text:s/>not<text:s/>going<text:s/>to<text:s/>find<text:s/>Bitcoin<text:s/>usable<text:s/>for<text:s/>their<text:s/>business.<text:s/>How<text:s/>many<text:s/>of<text:s/>the<text:s/>already<text:s/>small<text:s/>percentages<text:s/>of<text:s/>crypto-curious<text:s/>entrepeneurs<text:s/>are<text:s/>going<text:s/>to<text:s/>take<text:s/>the<text:s/>time<text:s/>to<text:s/>understand<text:s/>Bitcoin<text:s/>Cash,<text:s/>Litecoin,<text:s/>or<text:s/>Dash?<text:s/>Many<text:s/>will<text:s/>probably<text:s/>say:<text:s/></text:span><text:span text:style-name="T17_2">screw<text:s/>this</text:span><text:span text:style-name="T17_3"><text:s/>and<text:s/>return<text:s/>to<text:s/>business<text:s/>as<text:s/>usual<text:s/>with<text:s/>fiat.</text:span></text:p>
      <text:h text:style-name="P18" text:outline-level="2"><text:span text:style-name="T18_1">Satoshi's<text:s/>"Peer-to-peer<text:s/>electronic<text:s/>cash"<text:s/>-<text:s/>How<text:s/>Does<text:s/>Bitcoin<text:s/>Continue<text:s/>That<text:s/>Vision?</text:span></text:h>
      <text:p text:style-name="P19"><text:span text:style-name="T19_1">The<text:s/>problem<text:s/>is<text:s/>not<text:s/>a<text:s/>cryptocurrency<text:s/>as<text:s/>"digital<text:s/>gold",<text:s/>the<text:s/>problem<text:s/>is<text:s/></text:span><text:span text:style-name="T19_2">Bitcoin</text:span><text:span text:style-name="T19_3"><text:s/>as<text:s/>"digital<text:s/>gold".<text:s/>The<text:s/>original<text:s/>promise<text:s/>of<text:s/>Bitcoin<text:s/>was<text:s/>indeed<text:s/>a<text:s/>global,<text:s/>peer-to-peer,<text:s/>low<text:s/>fee<text:s/>alternative<text:s/>to<text:s/>centralized<text:s/>payment<text:s/>processors<text:s/>like<text:s/>Visa,<text:s/>Mastercard,<text:s/>or<text:s/>PayPal.<text:s/>But<text:s/>as<text:s/>the<text:s/>Bitcoin<text:s/>community<text:s/>shifts<text:s/>away<text:s/>from<text:s/>that<text:s/>vision,<text:s/>they<text:s/>take<text:s/>the<text:s/></text:span><text:span text:style-name="T19_4">adoption</text:span><text:span text:style-name="T19_5"><text:s/>of<text:s/>that<text:s/>vision<text:s/>with<text:s/>them.</text:span></text:p>
      <text:p text:style-name="P20"><text:span text:style-name="T20_1">With<text:s/>a<text:s/>functional<text:s/>implementation<text:s/>of<text:s/>the<text:s/>lighting<text:s/>network<text:s/>at<text:s/>least<text:s/>two<text:s/>years<text:s/>away,<text:s/>and<text:s/>the<text:s/>lack<text:s/>of<text:s/>press<text:s/>for<text:s/>already-scaled<text:s/>alternatives<text:s/>like<text:s/>Bitcoin<text:s/>Cash,<text:s/>Litecoin,<text:s/>etc.,<text:s/>it<text:s/>concerns<text:s/>me<text:s/>that<text:s/>adoption<text:s/>of<text:s/>cryptocurrencies<text:s/>will<text:s/>stall.<text:s/>I<text:s/>don't<text:s/>at<text:s/>all<text:s/>fear<text:s/>that<text:s/>they<text:s/>will<text:s/>go<text:s/>away<text:s/>or<text:s/>stop<text:s/>the<text:s/>ceaseless<text:s/>flow<text:s/>of<text:s/>innovation<text:s/>that<text:s/>we've<text:s/>seen<text:s/>since<text:s/>the<text:s/>advent<text:s/>of<text:s/>Satoshi's<text:s/>brilliant<text:s/>whitepaper.<text:s/>But<text:s/>I<text:s/>do<text:s/>worry<text:s/>that<text:s/>Bitcoin's<text:s/>current<text:s/>scaling<text:s/>problems<text:s/>and<text:s/>the<text:s/>community's<text:s/>attitude<text:s/>toward<text:s/>it<text:s/>will<text:s/>lead<text:s/>to<text:s/>several<text:s/>years<text:s/>of<text:s/>stalled<text:s/>adoption<text:s/>in<text:s/>the<text:s/>mainstream.<text:s/>I<text:s/>do<text:s/>hope,<text:s/>however,<text:s/>the<text:s/>problem<text:s/>gets<text:s/>fixed<text:s/>soon<text:s/>and<text:s/>that<text:s/>I<text:s/>am<text:s/>wrong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Bitcoin as "Digital Gold" is Bad for Crypto Adoption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